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'Helvetica Neue', Helvetica, Arial, sans-serif"/>
  </office:font-face-decls>
  <office:automatic-styles>
    <style:style style:name="P1" style:family="paragraph" style:parent-style-name="Standard">
      <style:text-properties style:font-name="Liberation Serif" fo:font-size="14pt" style:text-underline-style="none" fo:font-weight="normal" officeooo:rsid="00082a7a" officeooo:paragraph-rsid="00154df9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erif" fo:font-size="14pt" style:text-underline-style="none" fo:font-weight="normal" officeooo:rsid="00082a7a" officeooo:paragraph-rsid="00158b1d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4pt" style:text-underline-style="none" fo:font-weight="normal" officeooo:rsid="00082a7a" officeooo:paragraph-rsid="0016e850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style:text-underline-style="none" fo:font-weight="normal" officeooo:rsid="00082a7a" officeooo:paragraph-rsid="00194e9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style:text-underline-style="none" fo:font-weight="normal" officeooo:rsid="00082a7a" officeooo:paragraph-rsid="001c1673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4pt" style:text-underline-style="none" fo:font-weight="normal" officeooo:rsid="00082a7a" officeooo:paragraph-rsid="001cefeb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style:text-underline-style="none" fo:font-weight="normal" officeooo:rsid="00082a7a" officeooo:paragraph-rsid="0021876d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style:text-underline-style="none" fo:font-weight="normal" officeooo:rsid="00082a7a" officeooo:paragraph-rsid="00232ccb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style:text-underline-style="none" fo:font-weight="normal" officeooo:rsid="00082a7a" officeooo:paragraph-rsid="00245d37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style:text-underline-style="none" fo:font-weight="normal" officeooo:rsid="00082a7a" officeooo:paragraph-rsid="00263964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style:text-underline-style="none" fo:font-weight="normal" officeooo:rsid="00082a7a" officeooo:paragraph-rsid="00291923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style:text-underline-style="none" fo:font-weight="normal" officeooo:rsid="00082a7a" officeooo:paragraph-rsid="002ba9fe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Liberation Serif" fo:font-size="14pt" style:text-underline-style="none" fo:font-weight="normal" officeooo:rsid="00082a7a" officeooo:paragraph-rsid="002e722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style:text-underline-style="none" fo:font-weight="normal" officeooo:rsid="00082a7a" officeooo:paragraph-rsid="0030ab3a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style:text-underline-style="none" fo:font-weight="normal" officeooo:rsid="00082a7a" officeooo:paragraph-rsid="00310e36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erif" fo:font-size="14pt" style:text-underline-style="none" fo:font-weight="normal" officeooo:rsid="00082a7a" officeooo:paragraph-rsid="0032ef9f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style:text-underline-style="none" fo:font-weight="normal" officeooo:rsid="00082a7a" officeooo:paragraph-rsid="00334c0d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style:text-underline-style="none" fo:font-weight="normal" officeooo:rsid="00158b1d" officeooo:paragraph-rsid="00158b1d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style:text-underline-style="none" fo:font-weight="normal" officeooo:rsid="0016e850" officeooo:paragraph-rsid="0016e850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style:text-underline-style="none" fo:font-weight="normal" officeooo:rsid="00194e9f" officeooo:paragraph-rsid="00194e9f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Liberation Serif" fo:font-size="14pt" style:text-underline-style="none" fo:font-weight="normal" officeooo:rsid="00263964" officeooo:paragraph-rsid="0026396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Liberation Serif" fo:font-size="14pt" style:text-underline-style="none" fo:font-weight="normal" officeooo:rsid="002e7223" officeooo:paragraph-rsid="002e7223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Liberation Serif" fo:font-size="14pt" style:text-underline-style="none" fo:font-weight="normal" officeooo:rsid="002e7223" officeooo:paragraph-rsid="00310e36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Liberation Serif" fo:font-size="14pt" style:text-underline-style="none" fo:font-weight="normal" officeooo:rsid="002e7223" officeooo:paragraph-rsid="0032ef9f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text-properties style:use-window-font-color="true" loext:opacity="0%" style:font-name="Liberation Serif" fo:font-size="14pt" style:text-underline-style="none" fo:font-weight="normal" officeooo:rsid="00082a7a" officeooo:paragraph-rsid="001c1673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use-window-font-color="true" loext:opacity="0%" style:font-name="Liberation Serif" fo:font-size="14pt" style:text-underline-style="none" fo:font-weight="normal" officeooo:rsid="00082a7a" officeooo:paragraph-rsid="001cefeb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use-window-font-color="true" loext:opacity="0%" style:font-name="Liberation Serif" fo:font-size="14pt" style:text-underline-style="none" fo:font-weight="normal" officeooo:rsid="001c1673" officeooo:paragraph-rsid="001c1673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use-window-font-color="true" loext:opacity="0%" style:font-name="Liberation Serif" fo:font-size="14pt" style:text-underline-style="none" fo:font-weight="normal" officeooo:rsid="001cefeb" officeooo:paragraph-rsid="001cefeb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54df9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77c16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b0a5a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c1673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use-window-font-color="true" loext:opacity="0%" style:font-name="Liberation Serif" fo:font-size="14pt" style:text-underline-style="none" fo:font-weight="normal" officeooo:rsid="00158b1d" officeooo:paragraph-rsid="001cefe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use-window-font-color="true" loext:opacity="0%" style:font-name="Liberation Serif" fo:font-size="14pt" style:text-underline-style="none" fo:font-weight="normal" officeooo:rsid="001fd3f6" officeooo:paragraph-rsid="002e7223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use-window-font-color="true" loext:opacity="0%" style:font-name="Liberation Serif" fo:font-size="14pt" style:text-underline-style="none" fo:font-weight="normal" officeooo:rsid="001fd3f6" officeooo:paragraph-rsid="00310e36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use-window-font-color="true" loext:opacity="0%" style:font-name="Liberation Serif" fo:font-size="14pt" style:text-underline-style="none" fo:font-weight="normal" officeooo:rsid="001fd3f6" officeooo:paragraph-rsid="0032ef9f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use-window-font-color="true" loext:opacity="0%" style:font-name="Liberation Serif" fo:font-size="14pt" style:text-underline-style="none" fo:font-weight="bold" officeooo:rsid="001fd3f6" officeooo:paragraph-rsid="00275cfb" style:font-size-asian="14pt" style:font-weight-asian="bold" style:font-size-complex="14pt" style:font-weight-complex="bold"/>
    </style:style>
    <style:style style:name="P39" style:family="paragraph" style:parent-style-name="Standard">
      <style:text-properties style:use-window-font-color="true" loext:opacity="0%" style:font-name="Liberation Serif" fo:font-size="14pt" style:text-underline-style="none" fo:font-weight="bold" officeooo:rsid="001fd3f6" officeooo:paragraph-rsid="002e7223" style:font-size-asian="14pt" style:font-weight-asian="bold" style:font-size-complex="14pt" style:font-weight-complex="bold"/>
    </style:style>
    <style:style style:name="P40" style:family="paragraph" style:parent-style-name="Standard">
      <style:text-properties style:use-window-font-color="true" loext:opacity="0%" style:font-name="Liberation Serif" fo:font-size="14pt" style:text-underline-style="none" fo:font-weight="bold" officeooo:rsid="001fd3f6" officeooo:paragraph-rsid="00310e36" style:font-size-asian="14pt" style:font-weight-asian="bold" style:font-size-complex="14pt" style:font-weight-complex="bold"/>
    </style:style>
    <style:style style:name="P41" style:family="paragraph" style:parent-style-name="Standard">
      <style:text-properties style:use-window-font-color="true" loext:opacity="0%" style:font-name="Liberation Serif" fo:font-size="14pt" style:text-underline-style="none" fo:font-weight="bold" officeooo:rsid="001fd3f6" officeooo:paragraph-rsid="0032ef9f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54df9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58b1d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6e850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c9211e" loext:opacity="100%" style:font-name="Liberation Serif" fo:font-size="14pt" style:text-underline-style="none" fo:font-weight="normal" officeooo:rsid="00158b1d" officeooo:paragraph-rsid="00194e9f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c9211e" loext:opacity="100%" style:font-name="Liberation Serif" fo:font-size="14pt" style:text-underline-style="none" fo:font-weight="normal" officeooo:rsid="001c1673" officeooo:paragraph-rsid="001c1673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3faf46" loext:opacity="100%" style:font-name="Liberation Serif" fo:font-size="14pt" style:text-underline-style="none" fo:font-weight="bold" officeooo:rsid="001fd3f6" officeooo:paragraph-rsid="00245d37" style:font-size-asian="14pt" style:font-weight-asian="bold" style:font-size-complex="14pt" style:font-weight-complex="bold"/>
    </style:style>
    <style:style style:name="P48" style:family="paragraph" style:parent-style-name="Standard">
      <style:text-properties fo:color="#3faf46" loext:opacity="100%" style:font-name="Liberation Serif" fo:font-size="14pt" style:text-underline-style="none" fo:font-weight="bold" officeooo:rsid="001fd3f6" officeooo:paragraph-rsid="00263964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3faf46" loext:opacity="100%" style:font-name="Liberation Serif" fo:font-size="14pt" style:text-underline-style="none" fo:font-weight="bold" officeooo:rsid="001fd3f6" officeooo:paragraph-rsid="00310e36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3faf46" loext:opacity="100%" style:font-name="Liberation Serif" fo:font-size="14pt" style:text-underline-style="none" fo:font-weight="bold" officeooo:rsid="001fd3f6" officeooo:paragraph-rsid="0032ef9f" style:font-size-asian="14pt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1e1f21" loext:opacity="100%" style:font-name="apple-system" fo:font-size="12pt" fo:letter-spacing="normal" fo:font-style="normal" style:text-underline-style="none" fo:font-weight="normal" officeooo:rsid="002e7223" officeooo:paragraph-rsid="002e7223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1e1f21" loext:opacity="100%" style:font-name="apple-system" fo:font-size="12pt" fo:letter-spacing="normal" fo:font-style="normal" style:text-underline-style="none" fo:font-weight="normal" officeooo:rsid="002e7223" officeooo:paragraph-rsid="00310e36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1e1f21" loext:opacity="100%" style:font-name="apple-system" fo:font-size="12pt" fo:letter-spacing="normal" fo:font-style="normal" style:text-underline-style="none" fo:font-weight="normal" officeooo:rsid="002e7223" officeooo:paragraph-rsid="0032ef9f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use-window-font-color="true" loext:opacity="0%" style:font-name="Liberation Serif" fo:font-size="14pt" style:text-underline-style="none" fo:font-weight="normal" officeooo:rsid="001cefeb" officeooo:paragraph-rsid="001cefeb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158466" loext:opacity="100%" style:font-name="Liberation Serif" fo:font-size="22pt" style:text-underline-style="none" fo:font-weight="bold" officeooo:rsid="0038c017" officeooo:paragraph-rsid="0038c017" style:font-size-asian="22pt" style:font-weight-asian="bold" style:font-size-complex="22pt" style:font-weight-complex="bold"/>
    </style:style>
    <style:style style:name="T1" style:family="text">
      <style:text-properties officeooo:rsid="00154df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54df9" style:font-size-asian="14pt" style:font-size-complex="14p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58b1d"/>
    </style:style>
    <style:style style:name="T6" style:family="text">
      <style:text-properties fo:color="#c9211e" loext:opacity="100%" officeooo:rsid="001c1673"/>
    </style:style>
    <style:style style:name="T7" style:family="text">
      <style:text-properties fo:color="#c9211e" loext:opacity="100%" officeooo:rsid="00334c0d"/>
    </style:style>
    <style:style style:name="T8" style:family="text">
      <style:text-properties officeooo:rsid="0016e850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158b1d"/>
    </style:style>
    <style:style style:name="T11" style:family="text">
      <style:text-properties style:use-window-font-color="true" loext:opacity="0%" officeooo:rsid="001fd3f6"/>
    </style:style>
    <style:style style:name="T12" style:family="text">
      <style:text-properties style:use-window-font-color="true" loext:opacity="0%" officeooo:rsid="0032ef9f"/>
    </style:style>
    <style:style style:name="T13" style:family="text">
      <style:text-properties fo:color="#3faf46" loext:opacity="100%" fo:font-weight="bold" officeooo:rsid="001fd3f6" style:font-weight-asian="bold" style:font-weight-complex="bold"/>
    </style:style>
    <style:style style:name="T14" style:family="text">
      <style:text-properties fo:color="#3faf46" loext:opacity="100%" fo:font-weight="bold" officeooo:rsid="0021876d" style:font-weight-asian="bold" style:font-weight-complex="bold"/>
    </style:style>
    <style:style style:name="T15" style:family="text">
      <style:text-properties fo:color="#3faf46" loext:opacity="100%" fo:font-weight="bold" officeooo:rsid="00232ccb" style:font-weight-asian="bold" style:font-weight-complex="bold"/>
    </style:style>
    <style:style style:name="T16" style:family="text">
      <style:text-properties fo:color="#3faf46" loext:opacity="100%" fo:font-weight="bold" officeooo:rsid="00245d37" style:font-weight-asian="bold" style:font-weight-complex="bold"/>
    </style:style>
    <style:style style:name="T17" style:family="text">
      <style:text-properties fo:color="#3faf46" loext:opacity="100%" fo:font-weight="bold" officeooo:rsid="00263964" style:font-weight-asian="bold" style:font-weight-complex="bold"/>
    </style:style>
    <style:style style:name="T18" style:family="text">
      <style:text-properties fo:color="#3faf46" loext:opacity="100%" fo:font-weight="bold" officeooo:rsid="0030ab3a" style:font-weight-asian="bold" style:font-weight-complex="bold"/>
    </style:style>
    <style:style style:name="T19" style:family="text">
      <style:text-properties officeooo:rsid="002ba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2. Korrekturlauf</text:p>
      <text:p text:style-name="P25"/>
      <text:p text:style-name="P25"/>
      <text:p text:style-name="Standard"><text:span text:style-name="T3">1) </text:span><text:a xlink:type="simple" xlink:href="https://app.asana.com/0/1205238400590836/1205383356840777" text:style-name="Internet_20_link" text:visited-style-name="Visited_20_Internet_20_Link"><text:span text:style-name="T2">https://app.asana.com/0/1205238400590836/1205383356840777</text:span></text:a></text:p>
      <text:p text:style-name="P25"/>
      <text:p text:style-name="P25">Don't wrap caption responsive</text:p>
      <text:p text:style-name="P25"/>
      <text:p text:style-name="P25">see "the housing association"</text:p>
      <text:p text:style-name="P25"/>
      <text:p text:style-name="P1">task type: <text:span text:style-name="T8">CR</text:span></text:p>
      <text:p text:style-name="P1">time: </text:p>
      <text:p text:style-name="P1">status: <text:s/><text:span text:style-name="T13">Done [</text:span><text:span text:style-name="T15">20</text:span><text:span text:style-name="T13"> min]</text:span></text:p>
      <text:p text:style-name="P42"/>
      <text:p text:style-name="P30">----</text:p>
      <text:p text:style-name="P1"/>
      <text:p text:style-name="P18">2) <text:a xlink:type="simple" xlink:href="https://app.asana.com/0/1205238400590836/1205383356840784" text:style-name="Internet_20_link" text:visited-style-name="Visited_20_Internet_20_Link">https://app.asana.com/0/1205238400590836/1205383356840784</text:a></text:p>
      <text:p text:style-name="P18"/>
      <text:p text:style-name="P18">Footer responsive: partially highlighted in light blue area -&gt; remove</text:p>
      <text:p text:style-name="P18"/>
      <text:p text:style-name="P2">task type: <text:span text:style-name="T1">Bug</text:span></text:p>
      <text:p text:style-name="P2">time: </text:p>
      <text:p text:style-name="P11">status: <text:s/><text:span text:style-name="T5"><text:s/></text:span><text:span text:style-name="T13">Done</text:span></text:p>
      <text:p text:style-name="P43"/>
      <text:p text:style-name="P31">----</text:p>
      <text:p text:style-name="P43"/>
      <text:p text:style-name="P19">3) <text:a xlink:type="simple" xlink:href="https://app.asana.com/0/1205238400590836/1205383356840790" text:style-name="Internet_20_link" text:visited-style-name="Visited_20_Internet_20_Link">https://app.asana.com/0/1205238400590836/1205383356840790</text:a></text:p>
      <text:p text:style-name="P19"/>
      <text:p text:style-name="P19">Responsive apartment search: Do not wrap “rent plus utilities” (remove letterspacing)</text:p>
      <text:p text:style-name="P19"/>
      <text:p text:style-name="P3">task type: <text:span text:style-name="T8">CR</text:span></text:p>
      <text:p text:style-name="P3">time: </text:p>
      <text:p text:style-name="P7">status: <text:s/><text:span text:style-name="T13">Done [</text:span><text:span text:style-name="T14">15</text:span><text:span text:style-name="T13"> min]</text:span></text:p>
      <text:p text:style-name="P44"/>
      <text:p text:style-name="P32">----</text:p>
      <text:p text:style-name="P44"/>
      <text:p text:style-name="P20"><text:span text:style-name="T10">4</text:span><text:span text:style-name="T9">)</text:span><text:span text:style-name="T4"> </text:span><text:a xlink:type="simple" xlink:href="https://app.asana.com/0/1205238400590836/1205383356840796" text:style-name="Internet_20_link" text:visited-style-name="Visited_20_Internet_20_Link">https://app.asana.com/0/1205238400590836/1205383356840796</text:a></text:p>
      <text:p text:style-name="P20"/>
      <text:p text:style-name="P20">Menu responsive: Reduce distances between menu items -&gt; margin 40</text:p>
      <text:p text:style-name="P20"/>
      <text:p text:style-name="P4">task type: <text:span text:style-name="T8">CR</text:span></text:p>
      <text:p text:style-name="P4">time: </text:p>
      <text:p text:style-name="P8">status: <text:s/><text:span text:style-name="T13">Done [</text:span><text:span text:style-name="T14">15</text:span><text:span text:style-name="T13"> min]</text:span></text:p>
      <text:p text:style-name="P45"/>
      <text:p text:style-name="P33">----</text:p>
      <text:p text:style-name="P26"/>
      <text:p text:style-name="P26"><text:soft-page-break/></text:p>
      <text:p text:style-name="P28">5) <text:a xlink:type="simple" xlink:href="https://app.asana.com/0/1205238400590836/1205383356840800" text:style-name="Internet_20_link" text:visited-style-name="Visited_20_Internet_20_Link">https://app.asana.com/0/1205238400590836/1205383356840800</text:a></text:p>
      <text:p text:style-name="P28">About us responsive: elements partner carousel clipped</text:p>
      <text:p text:style-name="P20"/>
      <text:p text:style-name="P5">task type: <text:span text:style-name="T19">Bug</text:span></text:p>
      <text:p text:style-name="P5">time: </text:p>
      <text:p text:style-name="P12">status: <text:s/><text:span text:style-name="T6"><text:s/></text:span><text:span text:style-name="T13">Done</text:span></text:p>
      <text:p text:style-name="P46"/>
      <text:p text:style-name="P34">----</text:p>
      <text:p text:style-name="P27"/>
      <text:p text:style-name="P29">6) <text:a xlink:type="simple" xlink:href="https://app.asana.com/0/1205238400590836/1205383356840804" text:style-name="Internet_20_link" text:visited-style-name="Visited_20_Internet_20_Link">https://app.asana.com/0/1205238400590836/1205383356840804</text:a></text:p>
      <text:p text:style-name="P29"/>
      <text:p text:style-name="P29">Home - we need a transitional solution without chatbot</text:p>
      <text:p text:style-name="P29"/>
      <text:p text:style-name="P29">Since the chatbot will not be ready for launch, we need a temporary solution for the header in the home screen.</text:p>
      <text:p text:style-name="P29"/>
      <text:p text:style-name="P29">Layout attached:</text:p>
      <text:p text:style-name="P29">Desktop: Text should end with the heading</text:p>
      <text:p text:style-name="P29">mobile overlay blue 65% transparency</text:p>
      <text:p text:style-name="P29"/>
      <text:p text:style-name="P6">task type: <text:span text:style-name="T8">CR</text:span></text:p>
      <text:p text:style-name="P6">time: </text:p>
      <text:p text:style-name="P9">status: <text:s/><text:span text:style-name="T13">Done [</text:span><text:span text:style-name="T16">3hrs</text:span><text:span text:style-name="T13">]</text:span></text:p>
      <text:p text:style-name="P47"/>
      <text:p text:style-name="P47"/>
      <text:p text:style-name="P38">----</text:p>
      <text:p text:style-name="P47"/>
      <text:p text:style-name="P21">7) <text:a xlink:type="simple" xlink:href="https://app.asana.com/0/1205238400590836/1205393720377182" text:style-name="Internet_20_link" text:visited-style-name="Visited_20_Internet_20_Link">https://app.asana.com/0/1205238400590836/1205393720377182</text:a></text:p>
      <text:p text:style-name="P21">delete the blue box "CONTACT PERSONS: TEAM APARTMENT"</text:p>
      <text:p text:style-name="P21"/>
      <text:p text:style-name="P10">task type: <text:span text:style-name="T8">CR</text:span></text:p>
      <text:p text:style-name="P10">time: </text:p>
      <text:p text:style-name="P10">status: <text:s/><text:span text:style-name="T13">Done [</text:span><text:span text:style-name="T17">15min</text:span><text:span text:style-name="T13">]</text:span></text:p>
      <text:p text:style-name="P48"/>
      <text:p text:style-name="P39">----</text:p>
      <text:p text:style-name="P48"/>
      <text:p text:style-name="P22"><text:span text:style-name="T11">8</text:span><text:span text:style-name="T9">) </text:span><text:a xlink:type="simple" xlink:href="https://app.asana.com/0/1205238400590836/1205404539612442" text:style-name="Internet_20_link" text:visited-style-name="Visited_20_Internet_20_Link">https://app.asana.com/0/1205238400590836/1205404539612442</text:a></text:p>
      <text:p text:style-name="P51">GWG has participated in a funding program, so we have to add an area below the footer which is available on every page (layout and logo attached)</text:p>
      <text:p text:style-name="P35"/>
      <text:p text:style-name="P13">task type: <text:span text:style-name="T8">CR</text:span></text:p>
      <text:p text:style-name="P13">time: </text:p>
      <text:p text:style-name="P14">status: <text:s/><text:span text:style-name="T13">Done [</text:span><text:span text:style-name="T18">1hr</text:span><text:span text:style-name="T13">]</text:span></text:p>
      <text:p text:style-name="P21"/>
      <text:p text:style-name="P29"><text:soft-page-break/></text:p>
      <text:p text:style-name="P40">----</text:p>
      <text:p text:style-name="P49"/>
      <text:p text:style-name="P23"><text:span text:style-name="T11">8</text:span><text:span text:style-name="T9">) https://app.asana.com/0/1205238400590836/1205415721843900</text:span></text:p>
      <text:p text:style-name="P52">Tiles are getting bigger, not smaller mobile</text:p>
      <text:p text:style-name="P36"/>
      <text:p text:style-name="P15">task type: </text:p>
      <text:p text:style-name="P15">time: </text:p>
      <text:p text:style-name="P15">status: <text:s/><text:span text:style-name="T7">pending</text:span></text:p>
      <text:p text:style-name="P15"/>
      <text:p text:style-name="P41">----</text:p>
      <text:p text:style-name="P50"/>
      <text:p text:style-name="P24"><text:span text:style-name="T12">9</text:span><text:span text:style-name="T9">) https://app.asana.com/0/1205238400590836/1205415721843902</text:span></text:p>
      <text:p text:style-name="P53">News is too high</text:p>
      <text:p text:style-name="P37"/>
      <text:p text:style-name="P16">task type: </text:p>
      <text:p text:style-name="P16">time: </text:p>
      <text:p text:style-name="P17">status: <text:s/><text:span text:style-name="T7">pending</text:span></text:p>
      <text:p text:style-name="P29"/>
      <text:p text:style-name="P29"/>
      <text:p text:style-name="P55">total: 5hrs [cr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4:22:54.270588802</meta:creation-date>
    <dc:date>2023-09-18T18:20:05.481411928</dc:date>
    <meta:editing-duration>PT9H41M54S</meta:editing-duration>
    <meta:editing-cycles>23</meta:editing-cycles>
    <meta:generator>LibreOffice/7.5.5.2$MacOSX_AARCH64 LibreOffice_project/ca8fe7424262805f223b9a2334bc7181abbcbf5e</meta:generator>
    <meta:document-statistic meta:table-count="0" meta:image-count="0" meta:object-count="0" meta:page-count="3" meta:paragraph-count="66" meta:word-count="237" meta:character-count="1889" meta:non-whitespace-character-count="1694"/>
  </office:meta>
</office:document-meta>
</file>